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B000003FDA9A8BEE41BE454A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1.409cm" svg:height="21.613cm" draw:z-index="0"><draw:image xlink:href="Pictures/100000000000021B000003FDA9A8BEE41BE454A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9T14:55:19.706000000</dc:date>
    <meta:editing-duration>PT1M1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2.1.2$Windows_X86_64 LibreOffice_project/87b77fad49947c1441b67c559c339af8f3517e22</meta:generator>
  </office:meta>
</office:document-meta>
</file>